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335cm"/>
      <style:text-properties fo:color="#000000" loext:opacity="100%" style:font-name="Arial" fo:font-size="12pt" officeooo:rsid="00193e75" officeooo:paragraph-rsid="00193e75" style:font-size-asian="12pt" style:font-size-complex="12pt"/>
    </style:style>
    <style:style style:name="P2" style:family="paragraph" style:parent-style-name="Text_20_body">
      <style:paragraph-properties style:line-height-at-least="0.335cm"/>
      <style:text-properties fo:color="#000000" loext:opacity="100%" style:font-name="Arial" fo:font-size="12pt" officeooo:rsid="00193e75" officeooo:paragraph-rsid="00193e75" style:font-size-asian="12pt" style:font-size-complex="12pt"/>
    </style:style>
    <style:style style:name="P3" style:family="paragraph" style:parent-style-name="Heading_20_3">
      <style:paragraph-properties style:line-height-at-least="0.335cm"/>
      <style:text-properties fo:color="#000000" loext:opacity="100%" style:font-name="Arial" fo:font-size="12pt" officeooo:paragraph-rsid="00193e75" style:font-size-asian="12pt" style:font-size-complex="12pt"/>
    </style:style>
    <style:style style:name="P4" style:family="paragraph" style:parent-style-name="Standard">
      <style:paragraph-properties style:line-height-at-least="0.335cm"/>
      <style:text-properties fo:color="#000000" loext:opacity="100%" style:font-name="Arial" fo:font-size="12pt" officeooo:paragraph-rsid="00193e75" style:font-size-asian="12pt" style:font-size-complex="12pt"/>
    </style:style>
    <style:style style:name="P5" style:family="paragraph" style:parent-style-name="Standard">
      <style:paragraph-properties style:line-height-at-least="0.335cm"/>
      <style:text-properties fo:color="#000000" loext:opacity="100%" style:font-name="Arial" fo:font-size="12pt" officeooo:paragraph-rsid="0018f014" style:font-size-asian="12pt" style:font-size-complex="12pt"/>
    </style:style>
    <style:style style:name="P6" style:family="paragraph" style:parent-style-name="Text_20_body">
      <style:paragraph-properties fo:padding="0.049cm" fo:border="0.06pt solid #d9d9e3"/>
      <style:text-properties fo:color="#000000" loext:opacity="100%" style:font-name="Arial" fo:font-size="12pt" style:font-size-asian="12pt" style:font-size-complex="12pt"/>
    </style:style>
    <style:style style:name="P7" style:family="paragraph" style:parent-style-name="Text_20_body">
      <style:paragraph-properties fo:padding="0.049cm" fo:border="0.06pt solid #d9d9e3"/>
      <style:text-properties fo:color="#000000" loext:opacity="100%" style:font-name="Arial" fo:font-size="12pt" officeooo:paragraph-rsid="00193e75" style:font-size-asian="12pt" style:font-size-complex="12pt"/>
    </style:style>
    <style:style style:name="P8" style:family="paragraph" style:parent-style-name="Text_20_body">
      <style:paragraph-properties fo:padding="0.049cm" fo:border="0.06pt solid #d9d9e3"/>
      <style:text-properties fo:color="#000000" loext:opacity="100%" style:font-name="Arial" fo:font-size="12pt" style:font-size-asian="12pt" style:font-size-complex="12pt" loext:padding="0.049cm" loext:border="0.06pt solid #d9d9e3"/>
    </style:style>
    <style:style style:name="P9" style:family="paragraph" style:parent-style-name="Text_20_body">
      <style:paragraph-properties fo:margin-top="0cm" fo:margin-bottom="0cm" style:contextual-spacing="false"/>
      <style:text-properties fo:color="#000000" loext:opacity="100%" style:font-name="Arial" fo:font-size="12pt" style:font-size-asian="12pt" style:font-size-complex="12pt" loext:padding="0.049cm" loext:border="0.06pt solid #d9d9e3"/>
    </style:style>
    <style:style style:name="P10" style:family="paragraph" style:parent-style-name="Text_20_body">
      <style:paragraph-properties fo:padding="0.049cm" fo:border="0.06pt solid #d9d9e3"/>
      <style:text-properties fo:color="#000000" loext:opacity="100%" style:font-name="Arial" fo:font-size="12pt" officeooo:paragraph-rsid="001b8a55" style:font-size-asian="12pt" style:font-size-complex="12pt" loext:padding="0.049cm" loext:border="0.06pt solid #d9d9e3"/>
    </style:style>
    <style:style style:name="P11" style:family="paragraph" style:parent-style-name="Text_20_body" style:list-style-name="L1">
      <style:paragraph-properties fo:margin-top="0cm" fo:margin-bottom="0cm" style:contextual-spacing="false" fo:padding="0.049cm" fo:border="0.06pt solid #d9d9e3"/>
      <style:text-properties fo:color="#000000" loext:opacity="100%" style:font-name="Arial" fo:font-size="12pt" style:font-size-asian="12pt" style:font-size-complex="12pt"/>
    </style:style>
    <style:style style:name="P12" style:family="paragraph" style:parent-style-name="Text_20_body" style:list-style-name="L1">
      <style:paragraph-properties fo:padding="0.049cm" fo:border="0.06pt solid #d9d9e3"/>
      <style:text-properties fo:color="#000000" loext:opacity="100%" style:font-name="Arial" fo:font-size="12pt" style:font-size-asian="12pt" style:font-size-complex="12pt"/>
    </style:style>
    <style:style style:name="P13" style:family="paragraph" style:parent-style-name="Text_20_body" style:list-style-name="L2">
      <style:paragraph-properties fo:margin-top="0cm" fo:margin-bottom="0cm" style:contextual-spacing="false" fo:padding="0.049cm" fo:border="0.06pt solid #d9d9e3"/>
      <style:text-properties fo:color="#000000" loext:opacity="100%" style:font-name="Arial" fo:font-size="12pt" style:font-size-asian="12pt" style:font-size-complex="12pt" loext:padding="0.049cm" loext:border="0.06pt solid #d9d9e3"/>
    </style:style>
    <style:style style:name="P14" style:family="paragraph" style:parent-style-name="Text_20_body">
      <style:paragraph-properties fo:padding="0.049cm" fo:border="0.06pt solid #d9d9e3"/>
      <style:text-properties fo:color="#000000" loext:opacity="100%" style:font-name="Arial" fo:font-size="12pt" officeooo:paragraph-rsid="001b8a55" style:font-size-asian="12pt" style:font-size-complex="12pt"/>
    </style:style>
    <style:style style:name="P15" style:family="paragraph" style:parent-style-name="Text_20_body" style:list-style-name="L2">
      <style:paragraph-properties fo:margin-top="0cm" fo:margin-bottom="0cm" style:contextual-spacing="false" fo:padding="0.049cm" fo:border="0.06pt solid #d9d9e3"/>
    </style:style>
    <style:style style:name="P16" style:family="paragraph" style:parent-style-name="Text_20_body" style:list-style-name="L2">
      <style:paragraph-properties fo:padding="0.049cm" fo:border="0.06pt solid #d9d9e3"/>
    </style:style>
    <style:style style:name="T1" style:family="text">
      <style:text-properties officeooo:rsid="00193e75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color="#000000" loext:opacity="100%" style:font-name="Arial" fo:font-size="12pt" style:font-size-asian="12pt" style:font-size-complex="12pt" loext:padding="0.049cm" loext:border="0.06pt solid #d9d9e3"/>
    </style:style>
    <style:style style:name="T4" style:family="text">
      <style:text-properties officeooo:rsid="001b8a5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/>
      <text:p text:style-name="P5">//////////////</text:p>
      <text:p text:style-name="P5"/>
      <text:p text:style-name="P1">PL</text:p>
      <text:p text:style-name="P1"/>
      <text:p text:style-name="P2">Opis danych:</text:p>
      <text:p text:style-name="P2">Dane użyte w tym projekcie to zbiór danych dotyczący restauracji i menu Uber Eats USA, który został pozyskany z Kaggle. Zbiór danych zawiera informacje o ponad 20 000 restauracjach i menu, w tym o ich lokalizacji, rodzaju kuchni, ocenie i zakresie cen. Dodatkowo zbiór jest uzupełniony o poszczególne potrawy dostępne w każdej restauracji.</text:p>
      <text:p text:style-name="P7">Opis projektu:</text:p>
      <text:p text:style-name="P7">Celem tego projektu jest dostarczenie wglądu dla inwestora, który chce otworzyć wegetariańską restaurację w USA. Aby to osiągnąć, analizowaliśmy zbiór danych , który zawiera informacje o różnych restauracjach i ich menu.<text:line-break/>Analiza skupiła się na identyfikacji najpopularniejszych wegetariańskich kuchni i dań, a także najlepszych miejsc dla wegetariańskich restauracji w <text:span text:style-name="T1">stanach</text:span>. Wnioski z tej analizy mogą pomóc inwestorowi w podejmowaniu informowanych decyzji dotyczących lokalizacji i profilu ich nowej wegetariańskiej restauracji.</text:p>
      <text:p text:style-name="P6"><text:span text:style-name="T1">Spis treści</text:span>:</text:p>
      <text:list text:style-name="L1">
        <text:list-item>
          <text:p text:style-name="P11">Importowanie niezbędnych bibliotek</text:p>
        </text:list-item>
        <text:list-item>
          <text:p text:style-name="P11">Odczytanie danych restauracji i zdefiniowanie zmiennych dla różnych przedziałów cenowych</text:p>
        </text:list-item>
        <text:list-item>
          <text:p text:style-name="P11">Tworzenie ramek danych dla każdego przedziału cenowego i zliczanie, ile restauracji z każdym przedziałem cenowym znajduje się w każdym stanie</text:p>
        </text:list-item>
        <text:list-item>
          <text:p text:style-name="P11">Łączenie ramek danych i uzupełnienie brakujących danych wartością 0</text:p>
        </text:list-item>
        <text:list-item>
          <text:p text:style-name="P11">Obliczanie procentowej liczby restauracji w każdym przedziale cenowym na stan</text:p>
        </text:list-item>
        <text:list-item>
          <text:p text:style-name="P12">Przedstawienie wynikowej ramki danych z procentową liczbą restauracji w każdym przedziale cenowym na stan.</text:p>
        </text:list-item>
      </text:list>
      <text:p text:style-name="P2"/>
      <text:p text:style-name="P14"/>
      <text:p text:style-name="P10">Podsumowanie:</text:p>
      <text:p text:style-name="P10"><text:span text:style-name="T4">Na</text:span>szym celem było dostarczenie informacji inwestorowi, który chce otworzyć wegetariańską restaurację w USA. Poprzez analizę zbioru danych Uber Eats USA Restaurants Menus z Kaggle, udało nam się zidentyfikować najpopularniejsze wegetariańskie kuchnie i dania oraz najlepsze lokalizacje dla wegetariańskich restauracji w USA.</text:p>
      <text:p text:style-name="P10"><text:soft-page-break/>Stwierdziliśmy, że najpopularniejszymi wegetariańskimi kuchniami były kuchnia indyjska, amerykańska i włoska, a najpopularniejszymi wegetariańskimi daniami były pizza, sałatka i makaron. Dodatkowo, zidentyfikowaliśmy najlepsz<text:span text:style-name="T4">ą</text:span> lokalizacj<text:span text:style-name="T4">ę</text:span> dla wegetariański<text:span text:style-name="T4">ej </text:span>restauracji <text:span text:style-name="T4">i jest to stan Waszyngton.</text:span></text:p>
      <text:p text:style-name="P8">Nasze wnioski mogą pomóc inwestorowi podjąć informowane decyzje dotyczące lokalizacji i profilu jego nowej wegetariańskiej restauracji. Koncentrując się na najpopularniejszych wegetariańskich kuchniach i daniach oraz otwierając restaurację w najlepszej lokalizacji dla wegetariańskich restauracji, inwestor może zwiększyć szanse na sukces swojego nowego przedsięwzięcia.</text:p>
      <text:p text:style-name="P8">Referencje:</text:p>
      <text:list text:style-name="L2">
        <text:list-item>
          <text:p text:style-name="P13">Uber Eats USA Restaurants Menus dataset, Kaggle</text:p>
        </text:list-item>
        <text:list-item>
          <text:p text:style-name="P15"><text:a xlink:type="simple" xlink:href="https://www.statista.com/statistics/1040563/number-of-vegetarian-consumers-usa/" office:target-frame-name="_new" xlink:show="replace" text:style-name="Internet_20_link" text:visited-style-name="Visited_20_Internet_20_Link"><text:span text:style-name="T3">https://www.statista.com/statistics/1040563/number-of-vegetarian-consumers-usa/</text:span></text:a></text:p>
        </text:list-item>
        <text:list-item>
          <text:p text:style-name="P16"><text:a xlink:type="simple" xlink:href="https://www.happycow.net/" office:target-frame-name="_new" xlink:show="replace" text:style-name="Internet_20_link" text:visited-style-name="Visited_20_Internet_20_Link"><text:span text:style-name="T3">https://www.happycow.net/</text:span></text:a></text:p>
        </text:list-item>
      </text:list>
      <text:p text:style-name="P9"/>
      <text:p text:style-name="P6"/>
      <text:p text:style-name="P1"/>
      <text:p text:style-name="P1"/>
      <text:p text:style-name="P1">Warto dodać, że tytuł nawiązuje do wyników popularności fast foodu, jako najpopularniejszego „dania” wybieranego przez konsumentów. Niektóre z naszych danych pokazały, że nawet wegetariańskie restauracje oferują fast food typu burger czy hot dog przy pozycjach bezmięsnych.</text:p>
      <text:p text:style-name="P1">/////</text:p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01T17:46:00.554000000</dc:date>
    <meta:editing-duration>PT4H2M13S</meta:editing-duration>
    <meta:editing-cycles>6</meta:editing-cycles>
    <meta:generator>LibreOffice/7.4.4.2$Windows_X86_64 LibreOffice_project/85569322deea74ec9134968a29af2df5663baa21</meta:generator>
    <meta:document-statistic meta:table-count="0" meta:image-count="0" meta:object-count="0" meta:page-count="2" meta:paragraph-count="23" meta:word-count="368" meta:character-count="2890" meta:non-whitespace-character-count="2554"/>
  </office:meta>
</office:document-meta>
</file>